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.5in" style:auto-text-indent="false"/>
    </style:style>
    <style:style style:name="P2" style:family="paragraph" style:parent-style-name="Standard" style:list-style-name="WWNum1">
      <style:paragraph-properties fo:margin-left="1in" fo:margin-right="0in" fo:text-indent="-0.25in" style:auto-text-indent="false"/>
    </style:style>
    <style:style style:name="P3" style:family="paragraph" style:parent-style-name="Standard">
      <style:paragraph-properties fo:margin-left="1in" fo:margin-right="0in" fo:text-indent="0.5in" style:auto-text-indent="false"/>
    </style:style>
    <style:style style:name="P4" style:family="paragraph" style:parent-style-name="Standard">
      <style:paragraph-properties fo:margin-left="1in" fo:margin-right="0in" fo:text-indent="0in" style:auto-text-indent="false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1.5in" fo:margin-right="0in" fo:text-indent="0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</style:style>
    <style:style style:name="P8" style:family="paragraph" style:parent-style-name="Heading_20_2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tsjkhuq2wngb"/>Лабораторная работ 14. Игра жизнь</text:p>
      <text:p text:style-name="Standard"/>
      <text:p text:style-name="P1">Целью лабораторной работы является реализация <text:a xlink:type="simple" xlink:href="https://en.wikipedia.org/wiki/Conway%27s_Game_of_Life" text:style-name="ListLabel_20_10" text:visited-style-name="ListLabel_20_10"><text:span text:style-name="T1">игры “Жизнь”</text:span></text:a> , позволяющая выводить поколение игры в монохромную картинку в <text:a xlink:type="simple" xlink:href="https://en.wikipedia.org/wiki/BMP_file_format" text:style-name="ListLabel_20_10" text:visited-style-name="ListLabel_20_10"><text:span text:style-name="T1">формате BMP</text:span></text:a>. Плоскость “вселенной” игры ограничена положительными координатами.</text:p>
      <text:p text:style-name="P1"/>
      <text:p text:style-name="P1">Лабораторная работы должна быть выполнена в виде консольного приложения принимающего в качестве аргументов следующие параметры:</text:p>
      <text:list xml:id="list547386198" text:style-name="WWNum1">
        <text:list-item>
          <text:p text:style-name="P2"><text:span text:style-name="T2">--input input_file.bmp</text:span> </text:p>
        </text:list-item>
      </text:list>
      <text:p text:style-name="P3">Где input_file.bmp - монохромная картинка в формате bmp, хранящая начальную ситуация (первое поколение) игры</text:p>
      <text:list xml:id="list122943349073754" text:continue-numbering="true" text:style-name="WWNum1">
        <text:list-item>
          <text:p text:style-name="P2">-<text:span text:style-name="T2">-output dir_name</text:span> </text:p>
        </text:list-item>
      </text:list>
      <text:p text:style-name="P4"><text:tab/>Название директории для хранения поколений игры в виде монохромной картинки</text:p>
      <text:list xml:id="list122943807472338" text:continue-numbering="true" text:style-name="WWNum1">
        <text:list-item>
          <text:p text:style-name="P2"><text:span text:style-name="T2">--max_iter N</text:span></text:p>
        </text:list-item>
      </text:list>
      <text:p text:style-name="P5"><text:tab/><text:tab/><text:tab/>Максимальное число поколений которое может эмулировать программа. Необязательный параметр, по-умолчанию бесконечность</text:p>
      <text:list xml:id="list122943754950567" text:continue-numbering="true" text:style-name="WWNum1">
        <text:list-item>
          <text:p text:style-name="P2"><text:span text:style-name="T2">--dump_freq N</text:span></text:p>
        </text:list-item>
      </text:list>
      <text:p text:style-name="P6">Частота с которой программа должно сохранять поколения виде картинки. Необязательный параметр, по-умолчанию равен 1</text:p>
      <text:p text:style-name="P6"/>
      <text:p text:style-name="P6"/>
      <text:p text:style-name="P5"><text:tab/>Программа должна предусматривать исключительные ситуации, которые могут возникать во время ее работы и корректно их обрабатывать. </text:p>
      <text:p text:style-name="P5"/>
      <text:p text:style-name="P7"/>
      <text:p text:style-name="P1"/>
      <text:p text:style-name="P5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125" meta:character-count="986" meta:non-whitespace-character-count="872"/>
    <meta:generator>LibreOfficeDev/6.0.5.2$Linux_X86_64 LibreOffice_project/</meta:generator>
  </office:meta>
</office:document-meta>
</file>